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8pt" fo:font-weight="bold" officeooo:rsid="001bbe42" officeooo:paragraph-rsid="001bbe42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alibri" officeooo:rsid="0014fdac" officeooo:paragraph-rsid="0014fdac"/>
    </style:style>
    <style:style style:name="P4" style:family="paragraph" style:parent-style-name="Standard">
      <style:text-properties style:font-name="Calibri" officeooo:rsid="0014fdac" officeooo:paragraph-rsid="00170edb"/>
    </style:style>
    <style:style style:name="P5" style:family="paragraph" style:parent-style-name="Standard">
      <style:text-properties style:font-name="Calibri" officeooo:rsid="0014fdac" officeooo:paragraph-rsid="0015d1aa"/>
    </style:style>
    <style:style style:name="P6" style:family="paragraph" style:parent-style-name="Standard">
      <style:text-properties style:font-name="Calibri" officeooo:rsid="0015833a" officeooo:paragraph-rsid="0015833a"/>
    </style:style>
    <style:style style:name="P7" style:family="paragraph" style:parent-style-name="Standard">
      <style:text-properties style:font-name="Calibri" officeooo:rsid="0015d1aa" officeooo:paragraph-rsid="0015d1aa"/>
    </style:style>
    <style:style style:name="P8" style:family="paragraph" style:parent-style-name="Standard">
      <style:text-properties style:font-name="Calibri" officeooo:rsid="00170edb" officeooo:paragraph-rsid="00170edb"/>
    </style:style>
    <style:style style:name="P9" style:family="paragraph" style:parent-style-name="Standard">
      <style:text-properties style:font-name="Calibri" officeooo:rsid="00170edb" officeooo:paragraph-rsid="001826f9"/>
    </style:style>
    <style:style style:name="P10" style:family="paragraph" style:parent-style-name="Standard">
      <style:text-properties style:font-name="Calibri" officeooo:rsid="001826f9" officeooo:paragraph-rsid="001826f9"/>
    </style:style>
    <style:style style:name="T1" style:family="text">
      <style:text-properties officeooo:rsid="0015833a"/>
    </style:style>
    <style:style style:name="T2" style:family="text">
      <style:text-properties officeooo:rsid="0015d1aa"/>
    </style:style>
    <style:style style:name="T3" style:family="text">
      <style:text-properties officeooo:rsid="00170edb"/>
    </style:style>
    <style:style style:name="T4" style:family="text">
      <style:text-properties officeooo:rsid="001826f9"/>
    </style:style>
    <style:style style:name="T5" style:family="text">
      <style:text-properties officeooo:rsid="001a56ec"/>
    </style:style>
    <style:style style:name="T6" style:family="text">
      <style:text-properties officeooo:rsid="001bbe42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tab/><text:tab/><text:span text:style-name="T7">Function Point Metric For Payroll Management System</text:span></text:p>
      <text:p text:style-name="P3"/>
      <text:p text:style-name="P3">External Input : </text:p>
      <text:p text:style-name="P4"><text:tab/><text:tab/>1)Employee Basic Details<text:tab/><text:span text:style-name="T3">(include </text:span>Update Details ,Delete Details,Search Employee <text:tab/><text:tab/><text:tab/>Details<text:tab/><text:tab/><text:tab/><text:tab/><text:tab/><text:tab/>//<text:span text:style-name="T3">avg</text:span></text:p>
      <text:p text:style-name="P3"><text:tab/><text:tab/>2)Employee Job Details<text:tab/><text:tab/><text:tab/>//<text:span text:style-name="T2">simple</text:span></text:p>
      <text:p text:style-name="P3"><text:tab/><text:tab/>3)Employee Work Details<text:tab/><text:tab/><text:tab/>//<text:span text:style-name="T2">simple</text:span></text:p>
      <text:p text:style-name="P3"><text:tab/><text:tab/>4)Employee Salary Details <text:s text:c="27"/><text:tab/>//<text:span text:style-name="T2">simple</text:span></text:p>
      <text:p text:style-name="P3"/>
      <text:p text:style-name="P3">External Output:</text:p>
      <text:p text:style-name="P3"><text:tab/><text:tab/>1)Employee Details<text:tab/><text:tab/><text:tab/><text:tab/>//<text:span text:style-name="T2">simple</text:span></text:p>
      <text:p text:style-name="P5"><text:tab/><text:tab/>2)Salary Details<text:tab/><text:tab/><text:tab/><text:tab/>//<text:span text:style-name="T2">simple</text:span></text:p>
      <text:p text:style-name="P5"><text:tab/><text:tab/>3)Work Details<text:tab/><text:tab/><text:tab/><text:tab/>//<text:span text:style-name="T2">simple</text:span></text:p>
      <text:p text:style-name="P5"><text:tab/><text:tab/>4)Job Details<text:tab/><text:tab/><text:tab/><text:tab/><text:tab/>//<text:span text:style-name="T2">simple</text:span></text:p>
      <text:p text:style-name="P5"><text:tab/><text:tab/>5)Payroll Details<text:tab/><text:tab/><text:tab/><text:tab/>//<text:span text:style-name="T2">simple</text:span></text:p>
      <text:p text:style-name="P3"><text:tab/><text:tab/><text:span text:style-name="T2">6)Leave Status<text:tab/><text:tab/><text:tab/><text:tab/><text:tab/>//simple</text:span></text:p>
      <text:p text:style-name="P3"><text:tab/><text:tab/><text:span text:style-name="T2">7)Leave Report<text:tab/><text:tab/><text:tab/><text:tab/>//avg</text:span></text:p>
      <text:p text:style-name="P5"><text:tab/><text:tab/><text:span text:style-name="T2">8)Employee Report<text:tab/><text:tab/><text:tab/><text:tab/>//avg</text:span></text:p>
      <text:p text:style-name="P5"><text:tab/><text:tab/><text:span text:style-name="T2">9)Deduction Report<text:tab/><text:tab/><text:tab/><text:tab/>//avg</text:span></text:p>
      <text:p text:style-name="P5"><text:tab/><text:tab/><text:span text:style-name="T2">10)Incentive Report<text:tab/><text:tab/><text:tab/><text:tab/>//avg</text:span></text:p>
      <text:p text:style-name="P3"><text:tab/><text:tab/></text:p>
      <text:p text:style-name="P3">External Queries:</text:p>
      <text:p text:style-name="P5"><text:tab/><text:tab/><text:tab/><text:tab/><text:tab/></text:p>
      <text:p text:style-name="P5"><text:tab/><text:tab/><text:span text:style-name="T3">1</text:span>)Deduction Details<text:tab/><text:tab/><text:tab/><text:tab/><text:span text:style-name="T2">//avg</text:span></text:p>
      <text:p text:style-name="P5"><text:tab/><text:tab/><text:span text:style-name="T3">2)</text:span>Incentives Detail<text:span text:style-name="T2">s<text:tab/><text:tab/><text:tab/><text:tab/>//avg</text:span></text:p>
      <text:p text:style-name="P5"><text:tab/><text:tab/><text:span text:style-name="T3">3</text:span>)Bonus Details<text:tab/><text:tab/><text:tab/><text:tab/><text:span text:style-name="T2">//avg</text:span></text:p>
      <text:p text:style-name="P5"><text:tab/><text:tab/><text:span text:style-name="T3">4)Leave Status<text:tab/><text:tab/><text:tab/><text:tab/><text:tab/>//avg</text:span></text:p>
      <text:p text:style-name="P3"><text:tab/><text:tab/><text:span text:style-name="T3">5)Leave Report<text:tab/><text:tab/><text:tab/><text:tab/>//complex</text:span></text:p>
      <text:p text:style-name="P5"><text:tab/><text:tab/><text:span text:style-name="T3">6)Employee Report<text:tab/><text:tab/><text:tab/><text:tab/>//complex</text:span></text:p>
      <text:p text:style-name="P5"><text:tab/><text:tab/><text:span text:style-name="T3">7)Deduction Report<text:tab/><text:tab/><text:tab/><text:tab/>//complex</text:span></text:p>
      <text:p text:style-name="P5"><text:tab/><text:tab/><text:span text:style-name="T3">8)Incentive Report<text:tab/><text:tab/><text:tab/><text:tab/>//complex</text:span></text:p>
      <text:p text:style-name="P3"><text:tab/><text:tab/></text:p>
      <text:p text:style-name="P3"/>
      <text:p text:style-name="P3">Internal Logic Files:</text:p>
      <text:p text:style-name="P3"><text:tab/><text:tab/>1)<text:span text:style-name="T1">User DB<text:tab/><text:tab/><text:tab/><text:tab/><text:tab/>//avg</text:span></text:p>
      <text:p text:style-name="P5"><text:tab/><text:tab/><text:span text:style-name="T1">2)Leave DB<text:tab/><text:tab/><text:tab/><text:tab/><text:tab/>//avg</text:span></text:p>
      <text:p text:style-name="P5"><text:tab/><text:tab/><text:span text:style-name="T1">3)Payment DB<text:tab/><text:tab/><text:tab/><text:tab/><text:tab/>//avg</text:span></text:p>
      <text:p text:style-name="P3"/>
      <text:p text:style-name="P6">External Interface Files:</text:p>
      <text:p text:style-name="P6"><text:tab/><text:tab/></text:p>
      <text:p text:style-name="P6"><text:tab/><text:tab/>No EIF is Required</text:p>
      <text:p text:style-name="P6"/>
      <text:p text:style-name="P6"/>
      <text:p text:style-name="P7"><text:soft-page-break/>Avg <text:s/>UFP = <text:span text:style-name="T4">5</text:span>*4 + 5*10 + 4*<text:span text:style-name="T4">8</text:span> + 10*3 + 7*0 = <text:span text:style-name="T4">132</text:span></text:p>
      <text:p text:style-name="P7"/>
      <text:p text:style-name="P8">After Defining<text:span text:style-name="T6">(Refined)</text:span> UFP =<text:span text:style-name="T4">(2*4+3*3)</text:span> + (6*4 + 5*4) + (4*4 + 6*4) + 10*3 <text:s/>+ 0= 1<text:span text:style-name="T4">31</text:span> </text:p>
      <text:p text:style-name="P8"/>
      <text:p text:style-name="P8"/>
      <text:p text:style-name="P8"/>
      <text:p text:style-name="P8"/>
      <text:p text:style-name="P8"/>
      <text:p text:style-name="P9">Compute DI based on following 14 parameters( value 0-5): </text:p>
      <text:p text:style-name="P9">1. Reliable backup and recovery <text:tab/> <text:tab/><text:tab/><text:tab/><text:tab/><text:span text:style-name="T4">0</text:span></text:p>
      <text:p text:style-name="P9">2. Complexity of Data Communication<text:tab/><text:tab/><text:tab/><text:tab/><text:span text:style-name="T4">3</text:span></text:p>
      <text:p text:style-name="P9">3. Distributed Processing<text:tab/><text:tab/><text:tab/><text:tab/><text:tab/><text:tab/><text:span text:style-name="T4">0</text:span></text:p>
      <text:p text:style-name="P9">4. Performance Criticality<text:tab/><text:tab/><text:tab/><text:tab/><text:tab/><text:tab/><text:span text:style-name="T4">3</text:span></text:p>
      <text:p text:style-name="P9">5. Operational Environment<text:tab/><text:tab/><text:tab/><text:tab/><text:tab/><text:tab/><text:span text:style-name="T4">0</text:span></text:p>
      <text:p text:style-name="P9">6. Online Data Entry<text:tab/><text:tab/><text:tab/><text:tab/><text:tab/><text:tab/><text:tab/><text:span text:style-name="T4">0</text:span></text:p>
      <text:p text:style-name="P9">7. Multi Screen or Multi Operational Online Data Entry<text:tab/><text:tab/><text:span text:style-name="T4">0</text:span><text:tab/></text:p>
      <text:p text:style-name="P9">8. Online Updation of ILF<text:tab/><text:tab/><text:tab/><text:tab/><text:tab/><text:tab/><text:span text:style-name="T4">0</text:span></text:p>
      <text:p text:style-name="P9">9. Complexity of Inputs, outputs, files and inquiries<text:tab/><text:tab/><text:span text:style-name="T4">4</text:span></text:p>
      <text:p text:style-name="P9">10. Complexity of Internal Processing<text:tab/><text:tab/><text:tab/><text:tab/><text:span text:style-name="T4">4</text:span></text:p>
      <text:p text:style-name="P9">11. Code Reusability<text:tab/><text:tab/><text:tab/><text:tab/><text:tab/><text:tab/><text:tab/><text:span text:style-name="T4">3</text:span></text:p>
      <text:p text:style-name="P9">12. Complexity of Installation <text:tab/><text:tab/><text:tab/><text:tab/><text:tab/><text:span text:style-name="T5">2</text:span></text:p>
      <text:p text:style-name="P9">13. Multiple Sites Installation<text:tab/><text:tab/><text:tab/><text:tab/><text:tab/><text:span text:style-name="T4">0</text:span></text:p>
      <text:p text:style-name="P9">14. Change Management and Ease of use<text:tab/><text:tab/><text:tab/><text:tab/><text:span text:style-name="T4">3</text:span></text:p>
      <text:p text:style-name="P9"><text:tab/><text:tab/><text:tab/><text:tab/><text:tab/><text:tab/><text:tab/><text:tab/><text:span text:style-name="T5">DI: <text:s text:c="5"/>22</text:span></text:p>
      <text:p text:style-name="P9"><text:tab/><text:tab/><text:tab/><text:tab/><text:tab/><text:tab/><text:tab/><text:tab/><text:span text:style-name="T5">TCF = 0.65 + 0.01*22 = 0.87</text:span></text:p>
      <text:p text:style-name="P9"><text:tab/><text:tab/><text:tab/><text:tab/><text:tab/><text:tab/><text:tab/><text:tab/><text:span text:style-name="T5">FP: <text:s text:c="3"/>TCF * UFP = 0.87 * 131 =113.97</text:span></text:p>
      <text:p text:style-name="P9"/>
      <text:p text:style-name="P10">Transport Company Automation</text:p>
      <text:p text:style-name="P10">News Paper Agency</text:p>
      <text:p text:style-name="P10">University Department Info.</text:p>
      <text:p text:style-name="P10">Medicine Shop Agency</text:p>
      <text:p text:style-name="P10">Courier Comapny</text:p>
      <text:p text:style-name="P10">Book Sh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4S</meta:editing-duration>
    <meta:editing-cycles>7</meta:editing-cycles>
    <meta:generator>LibreOffice/5.0.0.5$Windows_x86 LibreOffice_project/1b1a90865e348b492231e1c451437d7a15bb262b</meta:generator>
    <dc:date>2015-09-28T17:53:49.965000000</dc:date>
    <meta:document-statistic meta:table-count="0" meta:image-count="0" meta:object-count="0" meta:page-count="2" meta:paragraph-count="62" meta:word-count="266" meta:character-count="1955" meta:non-whitespace-character-count="1477"/>
    <meta:user-defined meta:name="Info 1"/>
    <meta:user-defined meta:name="Info 2"/>
    <meta:user-defined meta:name="Info 3"/>
    <meta:user-defined meta:name="Info 4"/>
  </office:meta>
</office:document-meta>
</file>